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ic for Applications</text:p>
      <text:p text:style-name="P2">Ch 9 # 5</text:p>
      <text:p text:style-name="P2">Ch 10 # 1</text:p>
      <text:p text:style-name="P2">ch 11 #1, 2, 3</text:p>
      <text:p text:style-name="P2"/>
      <text:p text:style-name="P4">Ch 9</text:p>
      <text:p text:style-name="P4">5.</text:p>
      <text:p text:style-name="P3">(a)</text:p>
      <text:p text:style-name="P3">Ay(ExP(x,y) -&gt; Q(y,z)) &amp; Ey(AxR(x,y) | Q(x,y))</text:p>
      <text:p text:style-name="P3">EaAy(ExP(x,y) -&gt; Q(y,z)) &amp; (AxR(x,a) | Q(x,a))</text:p>
      <text:p text:style-name="P3">AbEa[Ay(ExP(x,y) -&gt; Q(y,z)) &amp; (R(x,a) | Q(b,a))]</text:p>
      <text:p text:style-name="P3">AbEa[AyAc(P(c,y) -&gt; Q(d,z)) &amp; (R(x,a) | Q(b,a))]</text:p>
      <text:p text:style-name="P3">AbEaAd[Ac(P(c,d) -&gt; Q(d,z)) &amp; (R(x,a) | Q(b,a))]</text:p>
      <text:p text:style-name="P3">AbEaAdAe[(P(e,d) -&gt; Q(d,z)) &amp; (R(x,a) | Q(b,a))]</text:p>
      <text:p text:style-name="P3">AbAdAe[(P(e,d) -&gt; Q(d,z)) &amp; (R(b,f(a)) | Q(b,a))]</text:p>
      <text:p text:style-name="P3"/>
      <text:p text:style-name="P4">Ch 10</text:p>
      <text:p text:style-name="P4">1.</text:p>
      <text:p text:style-name="P3">(a).</text:p>
      <text:p text:style-name="P3">{c,R}</text:p>
      <text:p text:style-name="P3">(b).</text:p>
      <text:p text:style-name="P3">{c<text:span text:style-name="T1">A</text:span><text:span text:style-name="T2"> = c, R(x)</text:span><text:span text:style-name="T1">A</text:span><text:span text:style-name="T2"> = R(x)}</text:span></text:p>
      <text:p text:style-name="P5">(c).</text:p>
      <text:p text:style-name="P5">We can only substitute R(c) for Ex~R(x) to get {R(c), ~R(c)} which is invalid (there is no model)</text:p>
      <text:p text:style-name="P5"/>
      <text:p text:style-name="P6">Ch 11.</text:p>
      <text:p text:style-name="P5">1</text:p>
      <text:p text:style-name="P5">(a)</text:p>
      <text:p text:style-name="P5">S0 = {P(x,f(y),z),P(g(a),f(w),u),P(v,f(b),c)}</text:p>
      <text:p text:style-name="P5">D1 = {x, g(a), v}</text:p>
      <text:p text:style-name="P5">s1 = {x/g(a), v/g(a)}</text:p>
      <text:p text:style-name="P5">S1 = {P(g(a),f(y),z),P(g(a),f(w),u),P(g(a),f(b),c)}</text:p>
      <text:p text:style-name="P5">D2 = {y, w, b}</text:p>
      <text:p text:style-name="P5">s2 = {w/y, b/y}</text:p>
      <text:p text:style-name="P5">S2 = {P(g(a),f(y),z),P(g(a),f(y),u),P(g(a),f(y),c)}</text:p>
      <text:p text:style-name="P3">D3 = {z,u,c}</text:p>
      <text:p text:style-name="P3">s3 = {u/z, c/z}</text:p>
      <text:p text:style-name="P5">S3 = {P(g(a),f(y),z),P(g(a),f(y),z),P(g(a),f(y),z)}</text:p>
      <text:p text:style-name="P5"/>
      <text:p text:style-name="P5">2.</text:p>
      <text:p text:style-name="P5">I am assuming that a and c are supposed to be constants rather than variables, so they can't unify with each other. For the same reason, a can't unify with f(x), but it could if it were a variable rather than a constant.</text:p>
      <text:p text:style-name="P5"/>
      <text:p text:style-name="P5">3.</text:p>
      <text:p text:style-name="P5">Let us take the predicate R(a,b,c). Let substition s={a/c} and t={c/q}. Then, R(a,b,c)st = R(q,b,q) and R(a,b,c)ts = R(c,b,q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Header">J Bolton<text:tab/><text:tab/>Set 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jb</meta:initial-creator>
    <meta:creation-date>2011-01-30T22:35:37</meta:creation-date>
    <dc:date>2011-03-20T18:32:19</dc:date>
    <meta:editing-cycles>66</meta:editing-cycles>
    <meta:editing-duration>PT4H44M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0" meta:word-count="348" meta:character-count="1204"/>
  </office:meta>
</office:document-meta>
</file>